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5.761in" style:type="right" style:leader-style="dotted" style:leader-text="."/>
        </style:tab-stops>
      </style:paragraph-properties>
    </style:style>
    <style:style style:name="P2" style:family="paragraph" style:parent-style-name="Heading_20_1">
      <style:text-properties officeooo:paragraph-rsid="0004b372"/>
    </style:style>
    <style:style style:name="P3" style:family="paragraph" style:parent-style-name="Heading_20_1">
      <style:text-properties officeooo:paragraph-rsid="000d1303"/>
    </style:style>
    <style:style style:name="P4" style:family="paragraph" style:parent-style-name="Standard">
      <style:text-properties fo:font-size="18pt" style:font-size-asian="18pt" style:font-size-complex="18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paragraph-rsid="0004b372"/>
    </style:style>
    <style:style style:name="P8" style:family="paragraph" style:parent-style-name="Standard">
      <style:text-properties officeooo:rsid="0004b372" officeooo:paragraph-rsid="0004b372"/>
    </style:style>
    <style:style style:name="P9" style:family="paragraph" style:parent-style-name="Standard">
      <style:text-properties officeooo:rsid="0004b372" officeooo:paragraph-rsid="00065f15"/>
    </style:style>
    <style:style style:name="P10" style:family="paragraph" style:parent-style-name="Standard">
      <style:text-properties officeooo:rsid="00065f15" officeooo:paragraph-rsid="00065f15"/>
    </style:style>
    <style:style style:name="P11" style:family="paragraph" style:parent-style-name="Standard">
      <style:text-properties officeooo:rsid="00085309" officeooo:paragraph-rsid="00085309"/>
    </style:style>
    <style:style style:name="P12" style:family="paragraph" style:parent-style-name="Standard">
      <style:text-properties officeooo:rsid="00085309" officeooo:paragraph-rsid="0008cd7c"/>
    </style:style>
    <style:style style:name="P13" style:family="paragraph" style:parent-style-name="Standard">
      <style:text-properties officeooo:rsid="000c1279" officeooo:paragraph-rsid="000c1279"/>
    </style:style>
    <style:style style:name="P14" style:family="paragraph" style:parent-style-name="Standard">
      <style:text-properties officeooo:rsid="000e746a" officeooo:paragraph-rsid="000e746a"/>
    </style:style>
    <style:style style:name="P15" style:family="paragraph" style:parent-style-name="Standard" style:master-page-name="Standard">
      <style:paragraph-properties style:page-number="auto"/>
    </style:style>
    <style:style style:name="T1" style:family="text">
      <style:text-properties fo:font-size="18pt" style:font-size-asian="18pt" style:font-size-complex="18pt"/>
    </style:style>
    <style:style style:name="T2" style:family="text">
      <style:text-properties fo:font-size="18pt" fo:language="en" fo:country="US" style:font-size-asian="18pt" style:font-size-complex="18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1b811" style:font-weight-asian="bold" style:font-weight-complex="bold"/>
    </style:style>
    <style:style style:name="T6" style:family="text">
      <style:text-properties style:text-position="super 58%" fo:font-weight="bold" style:font-weight-asian="bold" style:font-weight-complex="bold"/>
    </style:style>
    <style:style style:name="T7" style:family="text">
      <style:text-properties text:display="true"/>
    </style:style>
    <style:style style:name="T8" style:family="text">
      <style:text-properties fo:language="en" fo:country="US"/>
    </style:style>
    <style:style style:name="T9" style:family="text">
      <style:text-properties officeooo:rsid="0004b372"/>
    </style:style>
    <style:style style:name="T10" style:family="text">
      <style:text-properties officeooo:rsid="00065f15"/>
    </style:style>
    <style:style style:name="T11" style:family="text">
      <style:text-properties officeooo:rsid="00085309"/>
    </style:style>
    <style:style style:name="T12" style:family="text">
      <style:text-properties officeooo:rsid="0008cd7c"/>
    </style:style>
    <style:style style:name="T13" style:family="text">
      <style:text-properties officeooo:rsid="000a8478"/>
    </style:style>
    <style:style style:name="T14" style:family="text">
      <style:text-properties officeooo:rsid="000c1279"/>
    </style:style>
    <style:style style:name="T15" style:family="text">
      <style:text-properties officeooo:rsid="000d130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Έκθεση </text:span><text:span text:style-name="T2">Project</text:span><text:span text:style-name="T1"> για το μάθημα «Προγραμματισμός Διαδικτύου» - Ακαδημαϊκό Έτος 2020 - 2021</text:span></text:p>
      <text:p text:style-name="Standard"><text:span text:style-name="T1">Τίτλος </text:span><text:span text:style-name="T2">Project</text:span><text:span text:style-name="T1">: «Ιστοσελίδα για αστικές συγκοινωνίες»</text:span></text:p>
      <text:p text:style-name="P4"/>
      <text:p text:style-name="Standard"><text:span text:style-name="T3">Ομάδα</text:span></text:p>
      <text:p text:style-name="Standard"><text:span text:style-name="T4">Καρδούτσος Άγγελος – Α.Μ.: 1059372, Έτος: 4</text:span><text:span text:style-name="T6">ο</text:span></text:p>
      <text:p text:style-name="Standard"><text:span text:style-name="T4">Καλδής Χρήστος <text:s/>- Α.Μ.: 105</text:span><text:span text:style-name="T5">9364</text:span><text:span text:style-name="T4">, Έτος: 4</text:span><text:span text:style-name="T6">ο</text:span></text:p>
      <text:p text:style-name="P5"/>
      <text:table-of-content text:style-name="Sect1" text:protected="true" text:name="Table of Contents1">
        <text:table-of-content-source text:outline-level="3" text:use-index-marks="false">
          <text:index-title-template text:style-name="Contents_20_Heading">Περιεχόμενα</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Περιεχόμενα</text:p>
          </text:index-title>
          <text:p text:style-name="P1"><text:a xlink:type="simple" xlink:href="#_Toc73731965" text:style-name="Index_20_Link" text:visited-style-name="Index_20_Link">1. Εισαγωγή</text:a><text:a xlink:type="simple" xlink:href="#_Toc73731965" text:style-name="Index_20_Link" text:visited-style-name="Index_20_Link"><text:span text:style-name="T7"><text:tab/>1</text:span></text:a></text:p>
          <text:p text:style-name="Standard"/>
        </text:index-body>
      </text:table-of-content>
      <text:p text:style-name="P5"/>
      <text:h text:style-name="Heading_20_1" text:outline-level="1"><text:bookmark-start text:name="_Toc73731965"/>1. Εισαγωγή<text:bookmark-end text:name="_Toc73731965"/> – Παρουσίαση Μικρόκοσμου</text:h>
      <text:p text:style-name="Standard"/>
      <text:p text:style-name="Standard">Στόχος της εργασίας είναι η δημιουργία ενός <text:span text:style-name="T8">server</text:span>, ο οποίος θα φιλοξενεί μια 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 <text:span text:style-name="T8">server</text:span>, ο οποίος θα φιλοξενεί μία ιστοσελίδα. Ο χρήστης (<text:span text:style-name="T8">client</text:span>) θα πραγματοποιεί αιτήματα στο <text:span text:style-name="T8">server</text:span>, ο οποίος πρέπει να του επιστρέφει τη σελίδα, που περιέχει τις πληροφορίες, που επιθυμεί ο χρήστης.</text:p>
      <text:h text:style-name="P2" text:outline-level="1"><text:span text:style-name="T9">2. Σχεδιασμός της Πλευράς του Πελάτη</text:span></text:h>
      <text:p text:style-name="P8"/>
      <text:p text:style-name="P9">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 τη μορφοποίηση του κειμένου και τον τρόπο παρουσίασης και η JavaScript για τη διαχείριση των <text:span text:style-name="T10">γεγονότων </text:span><text:span text:style-name="T13">και τη διαδραστικότητα της εφαρμογής</text:span><text:span text:style-name="T10">.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 Παρόλα αυτά δεν προτείνεται καθώς ο σκοπός της κάθε γλώσσας είναι ξεχωριστός </text:span><text:span text:style-name="T12">και δεν πρέπει να συγχέονται οι ρόλοι της κάθε μιας</text:span><text:span text:style-name="T10">, στο πρόγραμμα έγινε προσπάθεια διαχωρισμού των αρχείων σύμφωνα με το σκοπό τους.</text:span></text:p>
      <text:p text:style-name="P10"><text:soft-page-break/>Το πρώτο βήμα ήταν ο σχεδιασμός του περιεχομένου της ιστοσελίδας. Βρέθηκαν <text:span text:style-name="T11">οι απαιτήσεις 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 σημείωμα </text:span><text:span text:style-name="T12">και</text:span><text:span text:style-name="T11"> μια μπάρα περιήγησης που μεταφέρει το χρήστη στις υπόλοιπες σελίδες. </text:span><text:span text:style-name="T12">Ε</text:span><text:span text:style-name="T11">πιλέχθηκαν επίσης κομμάτια των υπόλοιπων σελίδων που είναι πιο πιθανό να αναζητούν οι επισκέπτες της ιστοσελίδας και παρουσιάστηκαν στην αρχική </text:span><text:span text:style-name="T12">σελίδα για</text:span><text:span text:style-name="T11"> διευκόλυνσή τους. </text:span><text:s/></text:p>
      <text:p text:style-name="P11">Η εφαρμογή δίνει στο χρήστη τις απαραίτητες γνώσεις για τις γραμμές λεωφορείων, τα εισιτήρια, τις νέες ανακοινώσεις της εταιρίας καθώς και τα στοιχεία επικοινωνίας. <text:span text:style-name="T12">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text:span><text:span text:style-name="T13">σε διαφορετικές σελίδες και αρχεία HTML</text:span><text:span text:style-name="T12">. </text:span></text:p>
      <text:p text:style-name="P12">Στη συνέχεια <text:s/><text:span text:style-name="T12">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 <text:s text:c="2"/></text:span><text:span text:style-name="T13">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 επισκέπτη. Η παρουσίαση της σελίδας έμεινε απλή χωρίς να στερείται λειτουργικότητας. </text:span><text:span text:style-name="T14">Με τον ίδιο τρόπο που χωρίστηκαν τα αρχεία για τη δομή της σελίδας χωρίστηκαν και για τη μορφοποίησή της και γράφτηκαν σε CSS.</text:span></text:p>
      <text:p text:style-name="P13">Τελευταίο αλλά εξίσου σημαντικό ήταν η προσθήκη των γεγονότων στα στοιχεία που ήταν απαραίτητο. Κουμπιά και σύνδεσμοι οι οποίοι δημιουργούνται δυναμικά στη σελίδα χρειάζονται επεξεργασία τόσο 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 χάνεται το απαραίτητο κενό διάστημα στη σελίδα ώστε να παραμένει ξεκούραστη η περιήγηση του χρήστη.</text:p>
      <text:h text:style-name="P2" text:outline-level="1"><text:span text:style-name="T9">3. Σχεδιασμός στην Πλευρά του Εξυπηρετητή</text:span></text:h>
      <text:p text:style-name="P7"/>
      <text:p text:style-name="P14">Κατά τον σχεδιασμό και υλοποίηση της διεπαφής του χρήστη παρατηρήθηκε η ανάγκη και η πρακτικότητα της βάσης δεδομένων. <text:s/></text:p>
      <text:h text:style-name="P3" text:outline-level="1"><text:span text:style-name="T15">4. </text:span><text:span text:style-name="T9">Σχεδιασμός στην Πλευρά του Εξυπηρετητή</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language-asian="el" style:country-asian="GR"/>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ΚΑΡΔΟΥΤΣΟΣ ΑΓΓΕΛΟΣ</meta:initial-creator>
    <meta:editing-cycles>5</meta:editing-cycles>
    <meta:creation-date>2021-06-04T17:31:00</meta:creation-date>
    <dc:date>2021-06-05T02:04:06.706118052</dc:date>
    <meta:editing-duration>PT1H52M28S</meta:editing-duration>
    <meta:generator>LibreOffice/6.4.7.2$Linux_X86_64 LibreOffice_project/40$Build-2</meta:generator>
    <meta:document-statistic meta:table-count="0" meta:image-count="0" meta:object-count="0" meta:page-count="2" meta:paragraph-count="19" meta:word-count="582" meta:character-count="3933" meta:non-whitespace-character-count="33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